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413cb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413cb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</text:span></text:p>
      <text:p text:style-name="P2"><text:span text:style-name="T4">Из черной машины, остановившейся у входа в школу, вышли Алина и Александр. </text:span></text:p>
      <text:p text:style-name="P2"><text:span text:style-name="T4">–Опаздываем, Александр Павлович, – сказала девушка, улыбнувшись. </text:span></text:p>
      <text:p text:style-name="P2"><text:span text:style-name="T4">–Я так не думаю. У нас полно времени, – ответил Саша, посмотрев на часы. </text:span></text:p>
      <text:p text:style-name="P2"><text:span text:style-name="T4">Войдя в класс, они замерли на несколько секунд. За партой с деловым видом сидела стройная голубоглазая девушка. Взгляд ее был устремлен в ноутбук. Распущенные белые волосы трепал легкий ветерок, пробивавшийся через окно.</text:span></text:p>
      <text:p text:style-name="P2"><text:span text:style-name="T4">–Новенькая что ли?! – резко спросил у нее Александр. </text:span></text:p>
      <text:p text:style-name="P2"><text:span text:style-name="T4">–Допустим. А я вижу, ты деловой тут, – ответила Алена. </text:span></text:p>
      <text:p text:style-name="P2"><text:span text:style-name="T4">–А ты, девочка, тут свой характер не показывай, – сказала Алина, раскладывая вещи. </text:span></text:p>
      <text:p text:style-name="P2"><text:span text:style-name="T4">–Совет. Хочешь нормально здесь себя чувствовать – не высовывайся, – сказал Александр, доставая ноутбук. </text:span></text:p>
      <text:p text:style-name="P2"><text:span text:style-name="T4">–Считаешь тут себя самым главным? Нет, Александр Алехин, это не так. Мы еще посмотрим, кто будет править здесь, – пробормотала девушка и погрузилась в свои мысл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0:00.650000000</meta:creation-date>
    <dc:date>2022-05-15T20:20:21.011000000</dc:date>
    <meta:editing-duration>PT20S</meta:editing-duration>
    <meta:editing-cycles>1</meta:editing-cycles>
    <meta:document-statistic meta:table-count="0" meta:image-count="0" meta:object-count="0" meta:page-count="1" meta:paragraph-count="10" meta:word-count="130" meta:character-count="891" meta:non-whitespace-character-count="756"/>
    <meta:generator>LibreOffice/7.2.2.2$Windows_X86_64 LibreOffice_project/02b2acce88a210515b4a5bb2e46cbfb63fe97d56</meta:generator>
  </office:meta>
</office:document-meta>
</file>